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ChangeEvent.LocaleChange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hangeEven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hangeEvent.LocaleChangeEvent( Object sourc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